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INVERSIONES AGROPECUARIAS SANTA ELIZABETH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0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HAVEZ OBREGON, LUZ KATTERY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2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30T23:11:2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